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7.7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mppt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mple #</text:p>
          </table:table-cell>
          <table:table-cell office:value-type="string" calcext:value-type="string">
            <text:p>T (°C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avg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9.3782125183364" calcext:value-type="float">
            <text:p>19.3782125183</text:p>
          </table:table-cell>
          <table:table-cell office:value-type="float" office:value="0.0382086119625385" calcext:value-type="float">
            <text:p>0.038208612</text:p>
          </table:table-cell>
          <table:table-cell office:value-type="float" office:value="2.0784025414114" calcext:value-type="float">
            <text:p>2.0784025414</text:p>
          </table:table-cell>
          <table:table-cell office:value-type="float" office:value="0.52067901366394" calcext:value-type="float">
            <text:p>0.5206790137</text:p>
          </table:table-cell>
          <table:table-cell office:value-type="float" office:value="1.114728515625" calcext:value-type="float">
            <text:p>1.1147285156</text:p>
          </table:table-cell>
          <table:table-cell office:value-type="float" office:value="0.721580912763039" calcext:value-type="float">
            <text:p>0.7215809128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7.6680279432351" calcext:value-type="float">
            <text:p>27.6680279432</text:p>
          </table:table-cell>
          <table:table-cell office:value-type="float" office:value="0.0378138065075986" calcext:value-type="float">
            <text:p>0.0378138065</text:p>
          </table:table-cell>
          <table:table-cell office:value-type="float" office:value="1.63779248852379" calcext:value-type="float">
            <text:p>1.6377924885</text:p>
          </table:table-cell>
          <table:table-cell office:value-type="float" office:value="0.418345310283814" calcext:value-type="float">
            <text:p>0.4183453103</text:p>
          </table:table-cell>
          <table:table-cell office:value-type="float" office:value="1.114728515625" calcext:value-type="float">
            <text:p>1.1147285156</text:p>
          </table:table-cell>
          <table:table-cell office:value-type="float" office:value="0.646796189138289" calcext:value-type="float">
            <text:p>0.6467961891</text:p>
          </table:table-cell>
          <table:table-cell table:number-columns-repeated="6"/>
          <table:table-cell office:value-type="float" office:value="8.55380500283643" calcext:value-type="float">
            <text:p>8.55380500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8.75769499110428" calcext:value-type="float">
            <text:p>8.7576949911</text:p>
          </table:table-cell>
          <table:table-cell office:value-type="float" office:value="0.0136916127381797" calcext:value-type="float">
            <text:p>0.0136916127</text:p>
          </table:table-cell>
          <table:table-cell office:value-type="float" office:value="1.43706093799936" calcext:value-type="float">
            <text:p>1.437060938</text:p>
          </table:table-cell>
          <table:table-cell office:value-type="float" office:value="0.536152148996583" calcext:value-type="float">
            <text:p>0.536152149</text:p>
          </table:table-cell>
          <table:table-cell office:value-type="float" office:value="1.114728515625" calcext:value-type="float">
            <text:p>1.1147285156</text:p>
          </table:table-cell>
          <table:table-cell office:value-type="float" office:value="0.732224111182214" calcext:value-type="float">
            <text:p>0.7322241112</text:p>
          </table:table-cell>
          <table:table-cell table:number-columns-repeated="6"/>
          <table:table-cell office:value-type="float" office:value="18.2379363044312" calcext:value-type="float">
            <text:p>18.23793630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0" calcext:value-type="float">
            <text:p>450</text:p>
          </table:table-cell>
          <table:table-cell office:value-type="float" office:value="10.8292533808654" calcext:value-type="float">
            <text:p>10.8292533809</text:p>
          </table:table-cell>
          <table:table-cell office:value-type="float" office:value="0.0656987734800012" calcext:value-type="float">
            <text:p>0.0656987735</text:p>
          </table:table-cell>
          <table:table-cell office:value-type="float" office:value="0.998511090588987" calcext:value-type="float">
            <text:p>0.9985110906</text:p>
          </table:table-cell>
          <table:table-cell office:value-type="float" office:value="0.628918633417359" calcext:value-type="float">
            <text:p>0.6289186334</text:p>
          </table:table-cell>
          <table:table-cell office:value-type="float" office:value="1.114728515625" calcext:value-type="float">
            <text:p>1.1147285156</text:p>
          </table:table-cell>
          <table:table-cell office:value-type="float" office:value="0.79304390383973" calcext:value-type="float">
            <text:p>0.7930439038</text:p>
          </table:table-cell>
          <table:table-cell table:number-columns-repeated="6"/>
          <table:table-cell office:value-type="float" office:value="7.89808833649969" calcext:value-type="float">
            <text:p>7.898088336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v a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1.684085025553" calcext:value-type="float">
            <text:p>21.6840850256</text:p>
          </table:table-cell>
          <table:table-cell office:value-type="float" office:value="0.0406747061896835" calcext:value-type="float">
            <text:p>0.0406747062</text:p>
          </table:table-cell>
          <table:table-cell office:value-type="float" office:value="2.16864922047951" calcext:value-type="float">
            <text:p>2.1686492205</text:p>
          </table:table-cell>
          <table:table-cell office:value-type="float" office:value="0.52067901366394" calcext:value-type="float">
            <text:p>0.5206790137</text:p>
          </table:table-cell>
          <table:table-cell office:value-type="float" office:value="1.114728515625" calcext:value-type="float">
            <text:p>1.1147285156</text:p>
          </table:table-cell>
          <table:table-cell office:value-type="float" office:value="0.721580912763039" calcext:value-type="float">
            <text:p>0.7215809128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5.8501638871921" calcext:value-type="float">
            <text:p>25.8501638872</text:p>
          </table:table-cell>
          <table:table-cell office:value-type="float" office:value="0.040145145434332" calcext:value-type="float">
            <text:p>0.0401451454</text:p>
          </table:table-cell>
          <table:table-cell office:value-type="float" office:value="1.89812195329785" calcext:value-type="float">
            <text:p>1.8981219533</text:p>
          </table:table-cell>
          <table:table-cell office:value-type="float" office:value="0.418345310283814" calcext:value-type="float">
            <text:p>0.4183453103</text:p>
          </table:table-cell>
          <table:table-cell office:value-type="float" office:value="1.114728515625" calcext:value-type="float">
            <text:p>1.1147285156</text:p>
          </table:table-cell>
          <table:table-cell office:value-type="float" office:value="0.646796189138289" calcext:value-type="float">
            <text:p>0.646796189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16.8737058784659" calcext:value-type="float">
            <text:p>16.8737058785</text:p>
          </table:table-cell>
          <table:table-cell office:value-type="float" office:value="0.0151548610424787" calcext:value-type="float">
            <text:p>0.015154861</text:p>
          </table:table-cell>
          <table:table-cell office:value-type="float" office:value="1.01737921162262" calcext:value-type="float">
            <text:p>1.0173792116</text:p>
          </table:table-cell>
          <table:table-cell office:value-type="float" office:value="0.536152148996583" calcext:value-type="float">
            <text:p>0.536152149</text:p>
          </table:table-cell>
          <table:table-cell office:value-type="float" office:value="1.114728515625" calcext:value-type="float">
            <text:p>1.1147285156</text:p>
          </table:table-cell>
          <table:table-cell office:value-type="float" office:value="0.732224111182214" calcext:value-type="float">
            <text:p>0.7322241112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0" calcext:value-type="float">
            <text:p>450</text:p>
          </table:table-cell>
          <table:table-cell office:value-type="float" office:value="11.4895453744344" calcext:value-type="float">
            <text:p>11.4895453744</text:p>
          </table:table-cell>
          <table:table-cell office:value-type="float" office:value="0.0683330899406047" calcext:value-type="float">
            <text:p>0.0683330899</text:p>
          </table:table-cell>
          <table:table-cell office:value-type="float" office:value="1.30773832588042" calcext:value-type="float">
            <text:p>1.3077383259</text:p>
          </table:table-cell>
          <table:table-cell office:value-type="float" office:value="0.628918633417359" calcext:value-type="float">
            <text:p>0.6289186334</text:p>
          </table:table-cell>
          <table:table-cell office:value-type="float" office:value="1.114728515625" calcext:value-type="float">
            <text:p>1.1147285156</text:p>
          </table:table-cell>
          <table:table-cell office:value-type="float" office:value="0.79304390383973" calcext:value-type="float">
            <text:p>0.793043903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31T09:22:40.669538816</dc:date>
    <meta:editing-duration>PT18M2S</meta:editing-duration>
    <meta:editing-cycles>4</meta:editing-cycles>
    <meta:generator>LibreOffice/5.0.4.2$Linux_X86_64 LibreOffice_project/00m0$Build-2</meta:generator>
    <meta:document-statistic meta:table-count="1" meta:cell-count="79" meta:object-count="0"/>
  </office:meta>
</office:document-meta>
</file>